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podpis" style:family="paragraph">
      <style:paragraph-properties fo:margin-top="0.3333in"/>
    </style:style>
    <style:style style:name="P18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9/2022<text:bookmark-end text:name="Text14"/></text:p>
            <text:p text:style-name="Normální">KVOP-52410/2022<text:bookmark-end text:name="Text2"/></text:p>
            <text:p text:style-name="Normální"><text:bookmark-start text:name="Text3"/>17. 10. 2022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A.<text:s/>G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<text:s/>žádosti</text:h>
      <text:p text:style-name="Základnítext">Vážený pane G.,</text:p>
      <text:p text:style-name="Základnítext">dne 5. 10. 2022 obdržela Kancelář veřejného ochránce práv Vaši žádost o informace. Žádáte o Sborník stanovisek veřejného ochránce práv – Vězeňství II.</text:p>
      <text:p text:style-name="Základnítext"><text:span text:style-name="Silné">Dáváme Vám tyto informace</text:span>:</text:p>
      <text:p text:style-name="Základnítext">Sborník stanovisek veřejného ochránce práv – Vězeňství<text:s/>II.</text:p>
      <text:p text:style-name="Základnítext">S pozdravem</text:p>
      <text:p text:style-name="Základnítext"/>
      <text:p text:style-name="P17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P18">Sborník stanovisek veřejného ochránce práv – Vězeňství II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07PG*</text:span></text:p>
        <text:p text:style-name="P12"><text:span text:style-name="T13">KVOPX00D07PG</text:span>KVOPX00D07P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07T12:59:00Z</meta:creation-date>
    <dc:date>2022-11-07T13:06:00Z</dc:date>
    <meta:print-date>2022-10-19T13:39:00Z</meta:print-date>
    <meta:template xlink:href="KVOP_dopis%20vedoucího" xlink:type="simple"/>
    <meta:editing-cycles>4</meta:editing-cycles>
    <meta:editing-duration>PT240S</meta:editing-duration>
    <meta:user-defined meta:name="ContentTypeId">0x010100D3A71DC738674B4893D02C4CA0E22FAC</meta:user-defined>
    <meta:document-statistic meta:page-count="1" meta:paragraph-count="1" meta:word-count="86" meta:character-count="593" meta:row-count="4" meta:non-whitespace-character-count="508"/>
  </office:meta>
</office:document-meta>
</file>